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Foglio1" table:style-name="ta1">
        <table:shapes>
          <draw:frame draw:z-index="0" draw:style-name="gr1" draw:text-style-name="P1" svg:width="16.658cm" svg:height="10.784cm" svg:x="4.597cm" svg:y="0.452cm">
            <draw:object draw:notify-on-update-of-ranges="Foglio1.A2:Foglio1.A8 Foglio1.B1:Foglio1.B1 Foglio1.B2:Foglio1.B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ce2"/>
        <table:table-row table:style-name="ro1">
          <table:table-cell table:style-name="ce1" office:value-type="string" calcext:value-type="string">
            <text:p>x1</text:p>
          </table:table-cell>
          <table:table-cell table:style-name="ce1" office:value-type="string" calcext:value-type="string">
            <text:p>x2</text:p>
          </table:table-cell>
        </table:table-row>
        <table:table-row table:style-name="ro1">
          <table:table-cell office:value-type="float" office:value="1.2" calcext:value-type="float">
            <text:p>1,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2.4" calcext:value-type="float">
            <text:p>2,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.8" calcext:value-type="float">
            <text:p>5,8</text:p>
          </table:table-cell>
          <table:table-cell office:value-type="float" office:value="8.1" calcext:value-type="float">
            <text:p>8,1</text:p>
          </table:table-cell>
        </table:table-row>
        <table:table-row table:style-name="ro1">
          <table:table-cell office:value-type="float" office:value="6.3" calcext:value-type="float">
            <text:p>6,3</text:p>
          </table:table-cell>
          <table:table-cell office:value-type="float" office:value="4.9" calcext:value-type="float">
            <text:p>4,9</text:p>
          </table:table-cell>
        </table:table-row>
        <table:table-row table:style-name="ro1">
          <table:table-cell office:value-type="float" office:value="8.6" calcext:value-type="float">
            <text:p>8,6</text:p>
          </table:table-cell>
          <table:table-cell office:value-type="float" office:value="7.5" calcext:value-type="float">
            <text:p>7,5</text:p>
          </table:table-cell>
        </table:table-row>
        <table:table-row table:style-name="ro1">
          <table:table-cell office:value-type="float" office:value="3.1" calcext:value-type="float">
            <text:p>3,1</text:p>
          </table:table-cell>
          <table:table-cell office:value-type="float" office:value="3.3" calcext:value-type="float">
            <text:p>3,3</text:p>
          </table:table-cell>
        </table:table-row>
        <table:table-row table:style-name="ro1" table:number-rows-repeated="1048567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t" fo:country="IT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23">00/00/0000</text:date>, <text:time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1-23T10:57:02.484000000</dc:date>
    <meta:editing-duration>PT8M26S</meta:editing-duration>
    <meta:editing-cycles>2</meta:editing-cycles>
    <meta:generator>LibreOffice/7.3.3.2$Windows_X86_64 LibreOffice_project/d1d0ea68f081ee2800a922cac8f79445e4603348</meta:generator>
    <meta:document-statistic meta:table-count="1" meta:cell-count="16" meta:object-count="1"/>
  </office:meta>
</office:document-meta>
</file>

<file path=Object 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right-angled-axes="true"/>
    </style:style>
    <style:style style:name="ch3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visible="false" loext:major-origin="0.5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659cm" svg:height="10.785cm" xlink:href=".." xlink:type="simple" chart:class="chart:scatter" chart:style-name="ch1">
        <chart:plot-area chart:style-name="ch2" table:cell-range-address="Foglio1.A2:Foglio1.B8 Foglio1.B1:Foglio1.B1" chart:data-source-has-labels="row" svg:x="0.435cm" svg:y="0.48cm" svg:width="15.554cm" svg:height="9.861cm">
          <chart:coordinate-region svg:x="0.871cm" svg:y="0.679cm" svg:width="15.118cm" svg:height="9.463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Foglio1.B2:Foglio1.B8" chart:label-cell-address="Foglio1.B1:Foglio1.B1" chart:class="chart:scatter">
            <chart:domain table:cell-range-address="Foglio1.A2:Foglio1.A8"/>
            <chart:data-point chart:repeated="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A</text:p>
              </table:table-cell>
              <table:table-cell office:value-type="string">
                <text:p>x2</text:p>
                <draw:g>
                  <svg:desc>Foglio1.B1:Foglio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2">
                <text:p>1.2</text:p>
                <draw:g>
                  <svg:desc>Foglio1.A2:Foglio1.A8</svg:desc>
                </draw:g>
              </table:table-cell>
              <table:table-cell office:value-type="float" office:value="2">
                <text:p>2</text:p>
                <draw:g>
                  <svg:desc>Foglio1.B2:Foglio1.B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5">
                <text:p>1.5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4">
                <text:p>2.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.8">
                <text:p>5.8</text:p>
              </table:table-cell>
              <table:table-cell office:value-type="float" office:value="8.1">
                <text:p>8.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.3">
                <text:p>6.3</text:p>
              </table:table-cell>
              <table:table-cell office:value-type="float" office:value="4.9">
                <text:p>4.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.6">
                <text:p>8.6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1">
                <text:p>3.1</text:p>
              </table:table-cell>
              <table:table-cell office:value-type="float" office:value="3.3">
                <text:p>3.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3.3.2$Windows_X86_64 LibreOffice_project/d1d0ea68f081ee2800a922cac8f79445e4603348</meta:generator>
  </office:meta>
</office:document-meta>
</file>

<file path=Object 2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